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6440635708107802395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2604812367649179987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6533882" text:continue-list="list6440635708107802395" text:style-name="L1">
        <text:list-item>
          <text:p text:style-name="P1">Install the CMake, Make and GCC toolchain.</text:p>
        </text:list-item>
      </text:list>
      <text:list xml:id="list5752131886580288003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6538530" text:continue-list="list26533882" text:style-name="L1">
        <text:list-item>
          <text:p text:style-name="P1">Build the project.</text:p>
        </text:list-item>
      </text:list>
      <text:list xml:id="list3867817849570565497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6538078" text:continue-list="list26538530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3256652686164079369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971268251560325374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6542846" text:continue-list="list3256652686164079369" text:style-name="L5">
        <text:list-item>
          <text:p text:style-name="P5">Build the project. If the target environment is a web browser, then leave the command as it is. If the target environment is "Node.js", then chnage "<text:span text:style-name="T1">-o argon2.js</text:span>" to "<text:span text:style-name="T1">-o argon2.wasm</text:span>".</text:p>
        </text:list-item>
      </text:list>
      <text:list xml:id="list7801317946753305903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cd _BUILD_</text:p>
            </text:list-item>
            <text:list-item>
              <text:p text:style-name="P7">$ emcc libargon2.a -O3 <text:span text:style-name="T2">-o argon2.js</text:span> --no-entry -s EXPORTED_FUNCTIONS=[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 -s EXPORTED_RUNTIME_METHODS=["ccall","cwrap"]</text:p>
            </text:list-item>
          </text:list>
        </text:list-item>
      </text:list>
      <text:p text:style-name="Standard"/>
      <text:list xml:id="list26534100" text:continue-list="list26542846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3459501233150566292" text:style-name="L8">
        <text:list-item>
          <text:p text:style-name="P8">emcc sum.c -o sum.wasm --no-entry -s EXPORTED_FUNCTIONS=["_sum"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10M34S</meta:editing-duration>
    <meta:editing-cycles>37</meta:editing-cycles>
    <meta:generator>OpenOffice/4.1.14$Win32 OpenOffice.org_project/4114m1$Build-9811</meta:generator>
    <dc:title>Default Page</dc:title>
    <dc:date>2023-12-06T06:30:21.41</dc:date>
    <meta:document-statistic meta:table-count="0" meta:image-count="0" meta:object-count="0" meta:page-count="1" meta:paragraph-count="30" meta:word-count="226" meta:character-count="1721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